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299.51pt"/>
    </style:style>
    <style:style style:name="co10" style:family="table-column">
      <style:table-column-properties fo:break-before="auto" style:column-width="194.51pt"/>
    </style:style>
    <style:style style:name="co11" style:family="table-column">
      <style:table-column-properties fo:break-before="auto" style:column-width="71.01pt"/>
    </style:style>
    <style:style style:name="co12" style:family="table-column">
      <style:table-column-properties fo:break-before="auto" style:column-width="69.45pt"/>
    </style:style>
    <style:style style:name="co13" style:family="table-column">
      <style:table-column-properties fo:break-before="auto" style:column-width="70.21pt"/>
    </style:style>
    <style:style style:name="co14" style:family="table-column">
      <style:table-column-properties fo:break-before="auto" style:column-width="119.65pt"/>
    </style:style>
    <style:style style:name="co15" style:family="table-column">
      <style:table-column-properties fo:break-before="auto" style:column-width="205.3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/>
    </style:style>
    <style:style style:name="ce28" style:family="table-cell" style:parent-style-name="Default" style:data-style-name="N143">
      <style:table-cell-properties fo:background-color="#dddddd" style:cell-protect="none" style:print-content="true"/>
    </style:style>
    <style:style style:name="ce29" style:family="table-cell" style:parent-style-name="Default" style:data-style-name="N140"/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 style:data-style-name="N131"/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6">
      <style:table-cell-properties fo:background-color="#dddddd" style:cell-protect="none" style:print-content="true"/>
    </style:style>
    <style:style style:name="ce35" style:family="table-cell" style:parent-style-name="Default">
      <style:table-cell-properties style:shadow="#808080 4.99pt 4.99pt"/>
    </style:style>
    <style:style style:name="ce36" style:family="table-cell" style:parent-style-name="Default" style:data-style-name="N140">
      <style:table-cell-properties fo:background-color="#dddddd" style:cell-protect="none" style:print-content="true"/>
    </style:style>
    <style:style style:name="ce37" style:family="table-cell" style:parent-style-name="Default" style:data-style-name="N127"/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weight-asian="normal" style:font-weight-complex="bold"/>
    </style:style>
    <style:style style:name="ce4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136"/>
    <style:style style:name="ce42" style:family="table-cell" style:parent-style-name="Default" style:data-style-name="N142"/>
    <style:style style:name="ce43" style:family="table-cell" style:parent-style-name="Default">
      <style:text-properties fo:font-size="11pt" style:font-size-asian="11pt" style:font-size-complex="11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4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/>
          <table:table-cell table:style-name="ce19"/>
          <table:table-cell table:style-name="ce24"/>
          <table:table-cell table:number-columns-repeated="6"/>
        </table:table-row>
        <table:table-row table:style-name="ro2" table:number-rows-repeated="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4" office:value-type="string" calcext:value-type="string">
            <text:p>Body Corporate Name</text:p>
          </table:table-cell>
          <table:table-cell table:style-name="ce21" office:value-type="string" calcext:value-type="string">
            <text:p>Brittany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5" office:value-type="string" calcext:value-type="string">
            <text:p>Audited figures?</text:p>
          </table:table-cell>
          <table:table-cell table:style-name="ce22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inancial year end</text:p>
          </table:table-cell>
          <table:table-cell table:style-name="ce23" table:content-validation-name="val2" office:value-type="float" office:value="2017" calcext:value-type="float">
            <text:p>2017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6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7"/>
          <table:table-cell table:style-name="ce30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9" table:formula="of:=IF(ISBLANK([.A17]); 0; SUM([.C17:.C$76])-SUM([.E18:.E$76]))" office:value-type="float" office:value="189891" calcext:value-type="float">
            <text:p>R 189,891.00</text:p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lumbing</text:p>
          </table:table-cell>
          <table:table-cell table:style-name="ce28" office:value-type="float" office:value="51311" calcext:value-type="float">
            <text:p>R 51,311.00</text:p>
          </table:table-cell>
          <table:table-cell table:style-name="ce30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9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H17]+[.I17]" office:value-type="float" office:value="10" calcext:value-type="float">
            <text:p>10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Buildings (mainly electrical)</text:p>
          </table:table-cell>
          <table:table-cell table:style-name="ce28" office:value-type="float" office:value="88553" calcext:value-type="float">
            <text:p>R 88,553.00</text:p>
          </table:table-cell>
          <table:table-cell table:style-name="ce30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9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H18]+[.I18]" office:value-type="float" office:value="16" calcext:value-type="float">
            <text:p>16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ool</text:p>
          </table:table-cell>
          <table:table-cell table:style-name="ce28" office:value-type="float" office:value="17364" calcext:value-type="float">
            <text:p>R 17,364.00</text:p>
          </table:table-cell>
          <table:table-cell table:style-name="ce30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9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19]+[.I19]" office:value-type="float" office:value="23" calcext:value-type="float">
            <text:p>23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ire</text:p>
          </table:table-cell>
          <table:table-cell table:style-name="ce28" office:value-type="float" office:value="3585" calcext:value-type="float">
            <text:p>R 3,585.00</text:p>
          </table:table-cell>
          <table:table-cell table:style-name="ce30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9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H20]+[.I20]" office:value-type="float" office:value="26" calcext:value-type="float">
            <text:p>26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est control</text:p>
          </table:table-cell>
          <table:table-cell table:style-name="ce28" office:value-type="float" office:value="4726" calcext:value-type="float">
            <text:p>R 4,726.00</text:p>
          </table:table-cell>
          <table:table-cell table:style-name="ce30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9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21]+[.I21]" office:value-type="float" office:value="33" calcext:value-type="float">
            <text:p>33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Aluminium windows</text:p>
          </table:table-cell>
          <table:table-cell table:style-name="ce28" office:value-type="float" office:value="24352" calcext:value-type="float">
            <text:p>R 24,352.00</text:p>
          </table:table-cell>
          <table:table-cell table:style-name="ce30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9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H22]+[.I22]" office:value-type="float" office:value="36" calcext:value-type="float">
            <text:p>36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9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23]+[.I23]" office:value-type="float" office:value="43" calcext:value-type="float">
            <text:p>43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9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table:formula="of:=[.H24]+[.I24]" office:value-type="float" office:value="46" calcext:value-type="float">
            <text:p>46</text:p>
          </table:table-cell>
        </table:table-row>
        <table:table-row table:style-name="ro3">
          <table:table-cell table:style-name="ce18" office:value-type="string" calcext:value-type="string">
            <text:p>Utilities</text:p>
          </table:table-cell>
          <table:table-cell table:style-name="ce18"/>
          <table:table-cell table:style-name="ce28"/>
          <table:table-cell table:style-name="ce30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9" table:formula="of:=IF(ISBLANK([.A26]); 0; SUM([.C26:.C$76])-SUM([.E27:.E$76]))" office:value-type="float" office:value="147480" calcext:value-type="float">
            <text:p>R 147,480.00</text:p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Water</text:p>
          </table:table-cell>
          <table:table-cell table:style-name="ce28" office:value-type="float" office:value="34827" calcext:value-type="float">
            <text:p>R 34,827.00</text:p>
          </table:table-cell>
          <table:table-cell table:style-name="ce30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9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ewerage</text:p>
          </table:table-cell>
          <table:table-cell table:style-name="ce28" office:value-type="float" office:value="39361" calcext:value-type="float">
            <text:p>R 39,361.00</text:p>
          </table:table-cell>
          <table:table-cell table:style-name="ce30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9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Refuse</text:p>
          </table:table-cell>
          <table:table-cell table:style-name="ce28" office:value-type="float" office:value="40792" calcext:value-type="float">
            <text:p>R 40,792.00</text:p>
          </table:table-cell>
          <table:table-cell table:style-name="ce30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9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Electricity</text:p>
          </table:table-cell>
          <table:table-cell table:style-name="ce28" office:value-type="float" office:value="32500" calcext:value-type="float">
            <text:p>R 32,500.00</text:p>
          </table:table-cell>
          <table:table-cell table:style-name="ce30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9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9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Security</text:p>
          </table:table-cell>
          <table:table-cell table:style-name="ce18"/>
          <table:table-cell table:style-name="ce28"/>
          <table:table-cell table:style-name="ce30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9" table:formula="of:=IF(ISBLANK([.A32]); 0; SUM([.C32:.C$76])-SUM([.E33:.E$76]))" office:value-type="float" office:value="75248" calcext:value-type="float">
            <text:p>R 75,248.00</text:p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atrols</text:p>
          </table:table-cell>
          <table:table-cell table:style-name="ce28" office:value-type="float" office:value="22179" calcext:value-type="float">
            <text:p>R 22,179.00</text:p>
          </table:table-cell>
          <table:table-cell table:style-name="ce30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9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ence monitoring</text:p>
          </table:table-cell>
          <table:table-cell table:style-name="ce28" office:value-type="float" office:value="5340" calcext:value-type="float">
            <text:p>R 5,340.00</text:p>
          </table:table-cell>
          <table:table-cell table:style-name="ce30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9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Remotes</text:p>
          </table:table-cell>
          <table:table-cell table:style-name="ce28" office:value-type="float" office:value="5210" calcext:value-type="float">
            <text:p>R 5,210.00</text:p>
          </table:table-cell>
          <table:table-cell table:style-name="ce30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9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Gatekeeper</text:p>
          </table:table-cell>
          <table:table-cell table:style-name="ce28" office:value-type="float" office:value="464" calcext:value-type="float">
            <text:p>R 464.00</text:p>
          </table:table-cell>
          <table:table-cell table:style-name="ce30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9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ameras</text:p>
          </table:table-cell>
          <table:table-cell table:style-name="ce28" office:value-type="float" office:value="6658" calcext:value-type="float">
            <text:p>R 6,658.00</text:p>
          </table:table-cell>
          <table:table-cell table:style-name="ce30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9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ence</text:p>
          </table:table-cell>
          <table:table-cell table:style-name="ce28" office:value-type="float" office:value="35397" calcext:value-type="float">
            <text:p>R 35,397.00</text:p>
          </table:table-cell>
          <table:table-cell table:style-name="ce30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9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Employee costs</text:p>
          </table:table-cell>
          <table:table-cell table:style-name="ce18"/>
          <table:table-cell table:style-name="ce28"/>
          <table:table-cell table:style-name="ce30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9" table:formula="of:=IF(ISBLANK([.A39]); 0; SUM([.C39:.C$76])-SUM([.E40:.E$76]))" office:value-type="float" office:value="97224" calcext:value-type="float">
            <text:p>R 97,224.00</text:p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omplex manager</text:p>
          </table:table-cell>
          <table:table-cell table:style-name="ce28" office:value-type="float" office:value="97224" calcext:value-type="float">
            <text:p>R 97,224.00</text:p>
          </table:table-cell>
          <table:table-cell table:style-name="ce30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9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9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Administrative costs</text:p>
          </table:table-cell>
          <table:table-cell table:style-name="ce18"/>
          <table:table-cell table:style-name="ce28"/>
          <table:table-cell table:style-name="ce30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9" table:formula="of:=IF(ISBLANK([.A42]); 0; SUM([.C42:.C$76])-SUM([.E43:.E$76]))" office:value-type="float" office:value="88438" calcext:value-type="float">
            <text:p>R 88,438.00</text:p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Managing agent fees</text:p>
          </table:table-cell>
          <table:table-cell table:style-name="ce28" office:value-type="float" office:value="57610" calcext:value-type="float">
            <text:p>R 57,610.00</text:p>
          </table:table-cell>
          <table:table-cell table:style-name="ce30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9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torage</text:p>
          </table:table-cell>
          <table:table-cell table:style-name="ce28" office:value-type="float" office:value="684" calcext:value-type="float">
            <text:p>R 684.00</text:p>
          </table:table-cell>
          <table:table-cell table:style-name="ce30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9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ost and telephone</text:p>
          </table:table-cell>
          <table:table-cell table:style-name="ce28" office:value-type="float" office:value="14870" calcext:value-type="float">
            <text:p>R 14,870.00</text:p>
          </table:table-cell>
          <table:table-cell table:style-name="ce30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9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Bank charges</text:p>
          </table:table-cell>
          <table:table-cell table:style-name="ce28" office:value-type="float" office:value="2924" calcext:value-type="float">
            <text:p>R 2,924.00</text:p>
          </table:table-cell>
          <table:table-cell table:style-name="ce30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9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Accounting &amp; Auditing</text:p>
          </table:table-cell>
          <table:table-cell table:style-name="ce28" office:value-type="float" office:value="11650" calcext:value-type="float">
            <text:p>R 11,650.00</text:p>
          </table:table-cell>
          <table:table-cell table:style-name="ce30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9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Venue Hire</text:p>
          </table:table-cell>
          <table:table-cell table:style-name="ce28" office:value-type="float" office:value="700" calcext:value-type="float">
            <text:p>R 700.00</text:p>
          </table:table-cell>
          <table:table-cell table:style-name="ce30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9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Insurance</text:p>
          </table:table-cell>
          <table:table-cell table:style-name="ce18"/>
          <table:table-cell table:style-name="ce28"/>
          <table:table-cell table:style-name="ce30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9" table:formula="of:=IF(ISBLANK([.A49]); 0; SUM([.C49:.C$76])-SUM([.E50:.E$76]))" office:value-type="float" office:value="65329" calcext:value-type="float">
            <text:p>R 65,329.00</text:p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remiums</text:p>
          </table:table-cell>
          <table:table-cell table:style-name="ce28" office:value-type="float" office:value="65329" calcext:value-type="float">
            <text:p>R 65,329.00</text:p>
          </table:table-cell>
          <table:table-cell table:style-name="ce30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9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9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Gardens &amp; Cleaning</text:p>
          </table:table-cell>
          <table:table-cell table:style-name="ce18"/>
          <table:table-cell table:style-name="ce28"/>
          <table:table-cell table:style-name="ce30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9" table:formula="of:=IF(ISBLANK([.A52]); 0; SUM([.C52:.C$76])-SUM([.E53:.E$76]))" office:value-type="float" office:value="146771" calcext:value-type="float">
            <text:p>R 146,771.00</text:p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ontract</text:p>
          </table:table-cell>
          <table:table-cell table:style-name="ce28" office:value-type="float" office:value="81426" calcext:value-type="float">
            <text:p>R 81,426.00</text:p>
          </table:table-cell>
          <table:table-cell table:style-name="ce30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9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upplies</text:p>
          </table:table-cell>
          <table:table-cell table:style-name="ce28" office:value-type="float" office:value="3370" calcext:value-type="float">
            <text:p>R 3,370.00</text:p>
          </table:table-cell>
          <table:table-cell table:style-name="ce30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9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Gardener</text:p>
          </table:table-cell>
          <table:table-cell table:style-name="ce28" office:value-type="float" office:value="32335" calcext:value-type="float">
            <text:p>R 32,335.00</text:p>
          </table:table-cell>
          <table:table-cell table:style-name="ce30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9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leaning</text:p>
          </table:table-cell>
          <table:table-cell table:style-name="ce28" office:value-type="float" office:value="9905" calcext:value-type="float">
            <text:p>R 9,905.00</text:p>
          </table:table-cell>
          <table:table-cell table:style-name="ce30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9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Irrigation system</text:p>
          </table:table-cell>
          <table:table-cell table:style-name="ce28" office:value-type="float" office:value="7650" calcext:value-type="float">
            <text:p>R 7,650.00</text:p>
          </table:table-cell>
          <table:table-cell table:style-name="ce30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9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taff welfare</text:p>
          </table:table-cell>
          <table:table-cell table:style-name="ce28" office:value-type="float" office:value="12085" calcext:value-type="float">
            <text:p>R 12,085.00</text:p>
          </table:table-cell>
          <table:table-cell table:style-name="ce30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9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Home Owner' Association</text:p>
          </table:table-cell>
          <table:table-cell table:style-name="ce18"/>
          <table:table-cell table:style-name="ce28"/>
          <table:table-cell table:style-name="ce30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9" table:formula="of:=IF(ISBLANK([.A59]); 0; SUM([.C59:.C$76])-SUM([.E60:.E$76]))" office:value-type="float" office:value="27258" calcext:value-type="float">
            <text:p>R 27,258.00</text:p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Levies</text:p>
          </table:table-cell>
          <table:table-cell table:style-name="ce28" office:value-type="float" office:value="27258" calcext:value-type="float">
            <text:p>R 27,258.00</text:p>
          </table:table-cell>
          <table:table-cell table:style-name="ce30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9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9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Legal</text:p>
          </table:table-cell>
          <table:table-cell table:style-name="ce18"/>
          <table:table-cell table:style-name="ce28"/>
          <table:table-cell table:style-name="ce30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9" table:formula="of:=IF(ISBLANK([.A62]); 0; SUM([.C62:.C$76])-SUM([.E63:.E$76]))" office:value-type="float" office:value="3886" calcext:value-type="float">
            <text:p>R 3,886.00</text:p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ees</text:p>
          </table:table-cell>
          <table:table-cell table:style-name="ce28" office:value-type="float" office:value="3886" calcext:value-type="float">
            <text:p>R 3,886.00</text:p>
          </table:table-cell>
          <table:table-cell table:style-name="ce30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9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9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9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9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9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9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9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9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9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9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9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9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9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9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9" table:formula="of:=SUM([.C17:.C76])" office:value-type="float" office:value="841525" calcext:value-type="float">
            <text:p>R 841,525.00</text:p>
          </table:table-cell>
          <table:table-cell/>
          <table:table-cell table:style-name="ce31" table:formula="of:=SUM([.E17:.E76])" office:value-type="currency" office:currency="ZAR" office:value="841525" calcext:value-type="currency">
            <text:p>R 841,525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9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9"/>
        <table:table-column table:style-name="co7" table:default-cell-style-name="ce36"/>
        <table:table-column table:style-name="co8" table:default-cell-style-name="ce37"/>
        <table:table-column table:style-name="co2" table:visibility="collapse" table:default-cell-style-name="Default"/>
        <table:table-column table:style-name="co9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table:number-columns-spanned="4" table:number-rows-spanned="1"/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33" office:value-type="string" calcext:value-type="string">
            <text:p>Default percent change</text:p>
          </table:table-cell>
          <table:table-cell table:style-name="ce34" office:value-type="percentage" office:value="0.07" calcext:value-type="percentage">
            <text:p>7.0%</text:p>
          </table:table-cell>
          <table:table-cell table:style-name="Default" table:number-columns-repeated="3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table:style-name="ce38" office:value-type="string" calcext:value-type="string">
            <text:p>Cat amount</text:p>
          </table:table-cell>
          <table:table-cell table:style-name="ce39" office:value-type="string" calcext:value-type="string">
            <text:p>Notes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119000" calcext:value-type="float">
            <text:p>119000</text:p>
          </table:table-cell>
          <table:table-cell/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 office:value-type="string" office:string-value="Plumbing" calcext:value-type="string">
            <text:p>Plumbing</text:p>
          </table:table-cell>
          <table:table-cell table:formula="of:=IF(ISBLANK(['Previous Year Financials'.C18]);&quot;&quot;;['Previous Year Financials'.C18])" office:value-type="float" office:value="51311" calcext:value-type="float">
            <text:p>R 51,311.00</text:p>
          </table:table-cell>
          <table:table-cell office:value-type="float" office:value="34000" calcext:value-type="float">
            <text:p>R 34,000.00</text:p>
          </table:table-cell>
          <table:table-cell table:formula="of:=IF([.C15]=&quot;&quot;; IF([.D15]=0;&quot;&quot;; &quot;You should not specify an amount.&quot;); IF([.C15]=0; &quot;&quot;;[.D15]/[.C15]-1))" office:value-type="percentage" office:value="-0.33737405234745" calcext:value-type="percentage">
            <text:p>-33.7%</text:p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  <table:table-cell office:value-type="string" calcext:value-type="string">
            <text:p>R21,000 spent on clearing stopcocks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 office:value-type="string" office:string-value="Buildings (mainly electrical)" calcext:value-type="string">
            <text:p>Buildings (mainly electrical)</text:p>
          </table:table-cell>
          <table:table-cell table:formula="of:=IF(ISBLANK(['Previous Year Financials'.C19]);&quot;&quot;;['Previous Year Financials'.C19])" office:value-type="float" office:value="88553" calcext:value-type="float">
            <text:p>R 88,553.00</text:p>
          </table:table-cell>
          <table:table-cell office:value-type="float" office:value="65000" calcext:value-type="float">
            <text:p>R 65,000.00</text:p>
          </table:table-cell>
          <table:table-cell table:formula="of:=IF([.C16]=&quot;&quot;; IF([.D16]=0;&quot;&quot;; &quot;You should not specify an amount.&quot;); IF([.C16]=0; &quot;&quot;;[.D16]/[.C16]-1))" office:value-type="percentage" office:value="-0.265976307973756" calcext:value-type="percentage">
            <text:p>-26.6%</text:p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  <table:table-cell office:value-type="string" calcext:value-type="string">
            <text:p>R30,000 spent on intercom and lighting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 office:value-type="string" office:string-value="Pool" calcext:value-type="string">
            <text:p>Pool</text:p>
          </table:table-cell>
          <table:table-cell table:formula="of:=IF(ISBLANK(['Previous Year Financials'.C20]);&quot;&quot;;['Previous Year Financials'.C20])" office:value-type="float" office:value="17364" calcext:value-type="float">
            <text:p>R 17,364.00</text:p>
          </table:table-cell>
          <table:table-cell office:value-type="float" office:value="11000" calcext:value-type="float">
            <text:p>R 11,000.00</text:p>
          </table:table-cell>
          <table:table-cell table:formula="of:=IF([.C17]=&quot;&quot;; IF([.D17]=0;&quot;&quot;; &quot;You should not specify an amount.&quot;); IF([.C17]=0; &quot;&quot;;[.D17]/[.C17]-1))" office:value-type="percentage" office:value="-0.366505413499194" calcext:value-type="percentage">
            <text:p>-36.7%</text:p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  <table:table-cell office:value-type="string" calcext:value-type="string">
            <text:p>R12,000 spent on a pool cover</text:p>
          </table:table-cell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 office:value-type="string" office:string-value="Fire" calcext:value-type="string">
            <text:p>Fire</text:p>
          </table:table-cell>
          <table:table-cell table:formula="of:=IF(ISBLANK(['Previous Year Financials'.C21]);&quot;&quot;;['Previous Year Financials'.C21])" office:value-type="float" office:value="3585" calcext:value-type="float">
            <text:p>R 3,585.00</text:p>
          </table:table-cell>
          <table:table-cell office:value-type="float" office:value="4000" calcext:value-type="float">
            <text:p>R 4,000.00</text:p>
          </table:table-cell>
          <table:table-cell table:formula="of:=IF([.C18]=&quot;&quot;; IF([.D18]=0;&quot;&quot;; &quot;You should not specify an amount.&quot;); IF([.C18]=0; &quot;&quot;;[.D18]/[.C18]-1))" office:value-type="percentage" office:value="0.115760111576011" calcext:value-type="percentage">
            <text:p>11.6%</text:p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 office:value-type="string" office:string-value="Pest control" calcext:value-type="string">
            <text:p>Pest control</text:p>
          </table:table-cell>
          <table:table-cell table:formula="of:=IF(ISBLANK(['Previous Year Financials'.C22]);&quot;&quot;;['Previous Year Financials'.C22])" office:value-type="float" office:value="4726" calcext:value-type="float">
            <text:p>R 4,726.00</text:p>
          </table:table-cell>
          <table:table-cell office:value-type="float" office:value="5000" calcext:value-type="float">
            <text:p>R 5,000.00</text:p>
          </table:table-cell>
          <table:table-cell table:formula="of:=IF([.C19]=&quot;&quot;; IF([.D19]=0;&quot;&quot;; &quot;You should not specify an amount.&quot;); IF([.C19]=0; &quot;&quot;;[.D19]/[.C19]-1))" office:value-type="percentage" office:value="0.0579771476936097" calcext:value-type="percentage">
            <text:p>5.8%</text:p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 office:value-type="string" office:string-value="Aluminium windows" calcext:value-type="string">
            <text:p>Aluminium windows</text:p>
          </table:table-cell>
          <table:table-cell table:formula="of:=IF(ISBLANK(['Previous Year Financials'.C23]);&quot;&quot;;['Previous Year Financials'.C23])" office:value-type="float" office:value="24352" calcext:value-type="float">
            <text:p>R 24,352.00</text:p>
          </table:table-cell>
          <table:table-cell table:style-name="ce28" office:value-type="float" office:value="0" calcext:value-type="float">
            <text:p>0</text:p>
          </table:table-cell>
          <table:table-cell table:formula="of:=IF([.C20]=&quot;&quot;; IF([.D20]=0;&quot;&quot;; &quot;You should not specify an amount.&quot;); IF([.C20]=0; &quot;&quot;;[.D20]/[.C20]-1))" office:value-type="percentage" office:value="-1" calcext:value-type="percentage">
            <text:p>-100.0%</text:p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  <table:table-cell office:value-type="string" calcext:value-type="string">
            <text:p>In future this will be a reserve fund expense</text:p>
          </table:table-cell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office:value-type="float" office:value="0" calcext:value-type="float">
            <text:p/>
          </table:table-cell>
          <table:table-cell table:formula="of:=IF([.C21]=&quot;&quot;; IF([.D21]=0;&quot;&quot;; &quot;You should not specify an amount.&quot;); IF([.C21]=0; &quot;&quot;;[.D21]/[.C21]-1)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IF([.C22]=0; &quot;&quot;;[.D22]/[.C22]-1)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6]);&quot;&quot;;['Previous Year Financials'.A26])" office:value-type="string" office:string-value="Utilities" calcext:value-type="string">
            <text:p>Utilities</text:p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IF([.C23]=0; &quot;&quot;;[.D23]/[.C23]-1))">
            <text:p/>
          </table:table-cell>
          <table:table-cell table:formula="of:=IF([.A23]=&quot;&quot;;0;SUM([.D24:.D$73])-SUM([.F24:.F$73]))" office:value-type="float" office:value="182000" calcext:value-type="float">
            <text:p>182000</text:p>
          </table:table-cell>
          <table:table-cell/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 office:value-type="string" office:string-value="Water" calcext:value-type="string">
            <text:p>Water</text:p>
          </table:table-cell>
          <table:table-cell table:formula="of:=IF(ISBLANK(['Previous Year Financials'.C27]);&quot;&quot;;['Previous Year Financials'.C27])" office:value-type="float" office:value="34827" calcext:value-type="float">
            <text:p>R 34,827.00</text:p>
          </table:table-cell>
          <table:table-cell office:value-type="float" office:value="47000" calcext:value-type="float">
            <text:p>R 47,000.00</text:p>
          </table:table-cell>
          <table:table-cell table:formula="of:=IF([.C24]=&quot;&quot;; IF([.D24]=0;&quot;&quot;; &quot;You should not specify an amount.&quot;); IF([.C24]=0; &quot;&quot;;[.D24]/[.C24]-1))" office:value-type="percentage" office:value="0.349527665317139" calcext:value-type="percentage">
            <text:p>35.0%</text:p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 office:value-type="string" office:string-value="Sewerage" calcext:value-type="string">
            <text:p>Sewerage</text:p>
          </table:table-cell>
          <table:table-cell table:formula="of:=IF(ISBLANK(['Previous Year Financials'.C28]);&quot;&quot;;['Previous Year Financials'.C28])" office:value-type="float" office:value="39361" calcext:value-type="float">
            <text:p>R 39,361.00</text:p>
          </table:table-cell>
          <table:table-cell office:value-type="float" office:value="50000" calcext:value-type="float">
            <text:p>R 50,000.00</text:p>
          </table:table-cell>
          <table:table-cell table:formula="of:=IF([.C25]=&quot;&quot;; IF([.D25]=0;&quot;&quot;; &quot;You should not specify an amount.&quot;); IF([.C25]=0; &quot;&quot;;[.D25]/[.C25]-1))" office:value-type="percentage" office:value="0.270292929549554" calcext:value-type="percentage">
            <text:p>27.0%</text:p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 office:value-type="string" office:string-value="Refuse" calcext:value-type="string">
            <text:p>Refuse</text:p>
          </table:table-cell>
          <table:table-cell table:formula="of:=IF(ISBLANK(['Previous Year Financials'.C29]);&quot;&quot;;['Previous Year Financials'.C29])" office:value-type="float" office:value="40792" calcext:value-type="float">
            <text:p>R 40,792.00</text:p>
          </table:table-cell>
          <table:table-cell office:value-type="float" office:value="45000" calcext:value-type="float">
            <text:p>R 45,000.00</text:p>
          </table:table-cell>
          <table:table-cell table:formula="of:=IF([.C26]=&quot;&quot;; IF([.D26]=0;&quot;&quot;; &quot;You should not specify an amount.&quot;); IF([.C26]=0; &quot;&quot;;[.D26]/[.C26]-1))" office:value-type="percentage" office:value="0.103157481859188" calcext:value-type="percentage">
            <text:p>10.3%</text:p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 office:value-type="string" office:string-value="Electricity" calcext:value-type="string">
            <text:p>Electricity</text:p>
          </table:table-cell>
          <table:table-cell table:formula="of:=IF(ISBLANK(['Previous Year Financials'.C30]);&quot;&quot;;['Previous Year Financials'.C30])" office:value-type="float" office:value="32500" calcext:value-type="float">
            <text:p>R 32,500.00</text:p>
          </table:table-cell>
          <table:table-cell office:value-type="float" office:value="40000" calcext:value-type="float">
            <text:p>R 40,000.00</text:p>
          </table:table-cell>
          <table:table-cell table:formula="of:=IF([.C27]=&quot;&quot;; IF([.D27]=0;&quot;&quot;; &quot;You should not specify an amount.&quot;); IF([.C27]=0; &quot;&quot;;[.D27]/[.C27]-1))" office:value-type="percentage" office:value="0.230769230769231" calcext:value-type="percentage">
            <text:p>23.1%</text:p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IF([.C28]=0; &quot;&quot;;[.D28]/[.C28]-1)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2]);&quot;&quot;;['Previous Year Financials'.A32])" office:value-type="string" office:string-value="Security" calcext:value-type="string">
            <text:p>Security</text:p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IF([.C29]=0; &quot;&quot;;[.D29]/[.C29]-1))">
            <text:p/>
          </table:table-cell>
          <table:table-cell table:formula="of:=IF([.A29]=&quot;&quot;;0;SUM([.D30:.D$73])-SUM([.F30:.F$73]))" office:value-type="float" office:value="33950" calcext:value-type="float">
            <text:p>33950</text:p>
          </table:table-cell>
          <table:table-cell/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 office:value-type="string" office:string-value="Patrols" calcext:value-type="string">
            <text:p>Patrols</text:p>
          </table:table-cell>
          <table:table-cell table:formula="of:=IF(ISBLANK(['Previous Year Financials'.C33]);&quot;&quot;;['Previous Year Financials'.C33])" office:value-type="float" office:value="22179" calcext:value-type="float">
            <text:p>R 22,179.00</text:p>
          </table:table-cell>
          <table:table-cell office:value-type="float" office:value="24000" calcext:value-type="float">
            <text:p>R 24,000.00</text:p>
          </table:table-cell>
          <table:table-cell table:formula="of:=IF([.C30]=&quot;&quot;; IF([.D30]=0;&quot;&quot;; &quot;You should not specify an amount.&quot;); IF([.C30]=0; &quot;&quot;;[.D30]/[.C30]-1))" office:value-type="percentage" office:value="0.0821046936291086" calcext:value-type="percentage">
            <text:p>8.2%</text:p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 office:value-type="string" office:string-value="Fence monitoring" calcext:value-type="string">
            <text:p>Fence monitoring</text:p>
          </table:table-cell>
          <table:table-cell table:formula="of:=IF(ISBLANK(['Previous Year Financials'.C34]);&quot;&quot;;['Previous Year Financials'.C34])" office:value-type="float" office:value="5340" calcext:value-type="float">
            <text:p>R 5,340.00</text:p>
          </table:table-cell>
          <table:table-cell office:value-type="float" office:value="5700" calcext:value-type="float">
            <text:p>R 5,700.00</text:p>
          </table:table-cell>
          <table:table-cell table:formula="of:=IF([.C31]=&quot;&quot;; IF([.D31]=0;&quot;&quot;; &quot;You should not specify an amount.&quot;); IF([.C31]=0; &quot;&quot;;[.D31]/[.C31]-1))" office:value-type="percentage" office:value="0.0674157303370786" calcext:value-type="percentage">
            <text:p>6.7%</text:p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 office:value-type="string" office:string-value="Remotes" calcext:value-type="string">
            <text:p>Remotes</text:p>
          </table:table-cell>
          <table:table-cell table:formula="of:=IF(ISBLANK(['Previous Year Financials'.C35]);&quot;&quot;;['Previous Year Financials'.C35])" office:value-type="float" office:value="5210" calcext:value-type="float">
            <text:p>R 5,210.00</text:p>
          </table:table-cell>
          <table:table-cell office:value-type="float" office:value="4000" calcext:value-type="float">
            <text:p>R 4,000.00</text:p>
          </table:table-cell>
          <table:table-cell table:formula="of:=IF([.C32]=&quot;&quot;; IF([.D32]=0;&quot;&quot;; &quot;You should not specify an amount.&quot;); IF([.C32]=0; &quot;&quot;;[.D32]/[.C32]-1))" office:value-type="percentage" office:value="-0.232245681381958" calcext:value-type="percentage">
            <text:p>-23.2%</text:p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  <table:table-cell office:value-type="string" calcext:value-type="string">
            <text:p>Remote reprogramming not planned for 2017/2018</text:p>
          </table:table-cell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 office:value-type="string" office:string-value="Gatekeeper" calcext:value-type="string">
            <text:p>Gatekeeper</text:p>
          </table:table-cell>
          <table:table-cell table:formula="of:=IF(ISBLANK(['Previous Year Financials'.C36]);&quot;&quot;;['Previous Year Financials'.C36])" office:value-type="float" office:value="464" calcext:value-type="float">
            <text:p>R 464.00</text:p>
          </table:table-cell>
          <table:table-cell office:value-type="float" office:value="250" calcext:value-type="float">
            <text:p>R 250.00</text:p>
          </table:table-cell>
          <table:table-cell table:formula="of:=IF([.C33]=&quot;&quot;; IF([.D33]=0;&quot;&quot;; &quot;You should not specify an amount.&quot;); IF([.C33]=0; &quot;&quot;;[.D33]/[.C33]-1))" office:value-type="percentage" office:value="-0.461206896551724" calcext:value-type="percentage">
            <text:p>-46.1%</text:p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  <table:table-cell office:value-type="string" calcext:value-type="string">
            <text:p>New intercom admin fee is half of the old system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 office:value-type="string" office:string-value="Cameras" calcext:value-type="string">
            <text:p>Cameras</text:p>
          </table:table-cell>
          <table:table-cell table:formula="of:=IF(ISBLANK(['Previous Year Financials'.C37]);&quot;&quot;;['Previous Year Financials'.C37])" office:value-type="float" office:value="6658" calcext:value-type="float">
            <text:p>R 6,658.00</text:p>
          </table:table-cell>
          <table:table-cell table:style-name="ce28" office:value-type="float" office:value="0" calcext:value-type="float">
            <text:p>0</text:p>
          </table:table-cell>
          <table:table-cell table:formula="of:=IF([.C34]=&quot;&quot;; IF([.D34]=0;&quot;&quot;; &quot;You should not specify an amount.&quot;); IF([.C34]=0; &quot;&quot;;[.D34]/[.C34]-1))" office:value-type="percentage" office:value="-1" calcext:value-type="percentage">
            <text:p>-100.0%</text:p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  <table:table-cell office:value-type="string" calcext:value-type="string">
            <text:p>In future this will be a reserve fund expense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 office:value-type="string" office:string-value="Fence" calcext:value-type="string">
            <text:p>Fence</text:p>
          </table:table-cell>
          <table:table-cell table:formula="of:=IF(ISBLANK(['Previous Year Financials'.C38]);&quot;&quot;;['Previous Year Financials'.C38])" office:value-type="float" office:value="35397" calcext:value-type="float">
            <text:p>R 35,397.00</text:p>
          </table:table-cell>
          <table:table-cell table:style-name="ce28" office:value-type="float" office:value="0" calcext:value-type="float">
            <text:p>0</text:p>
          </table:table-cell>
          <table:table-cell table:formula="of:=IF([.C35]=&quot;&quot;; IF([.D35]=0;&quot;&quot;; &quot;You should not specify an amount.&quot;); IF([.C35]=0; &quot;&quot;;[.D35]/[.C35]-1))" office:value-type="percentage" office:value="-1" calcext:value-type="percentage">
            <text:p>-100.0%</text:p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  <table:table-cell office:value-type="string" calcext:value-type="string">
            <text:p>In future this will be a reserve fund expense</text:p>
          </table:table-cell>
        </table:table-row>
        <table:table-row table:style-name="ro3">
          <table:table-cell table:formula="of:=IF(ISBLANK(['Previous Year Financials'.A39]);&quot;&quot;;['Previous Year Financials'.A39])" office:value-type="string" office:string-value="Employee costs" calcext:value-type="string">
            <text:p>Employee costs</text:p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IF([.C36]=0; &quot;&quot;;[.D36]/[.C36]-1))">
            <text:p/>
          </table:table-cell>
          <table:table-cell table:formula="of:=IF([.A36]=&quot;&quot;;0;SUM([.D37:.D$73])-SUM([.F37:.F$73]))" office:value-type="float" office:value="117000" calcext:value-type="float">
            <text:p>117000</text:p>
          </table:table-cell>
          <table:table-cell/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 office:value-type="string" office:string-value="Complex manager" calcext:value-type="string">
            <text:p>Complex manager</text:p>
          </table:table-cell>
          <table:table-cell table:formula="of:=IF(ISBLANK(['Previous Year Financials'.C40]);&quot;&quot;;['Previous Year Financials'.C40])" office:value-type="float" office:value="97224" calcext:value-type="float">
            <text:p>R 97,224.00</text:p>
          </table:table-cell>
          <table:table-cell office:value-type="float" office:value="117000" calcext:value-type="float">
            <text:p>R 117,000.00</text:p>
          </table:table-cell>
          <table:table-cell table:formula="of:=IF([.C37]=&quot;&quot;; IF([.D37]=0;&quot;&quot;; &quot;You should not specify an amount.&quot;); IF([.C37]=0; &quot;&quot;;[.D37]/[.C37]-1))" office:value-type="percentage" office:value="0.203406566279931" calcext:value-type="percentage">
            <text:p>20.3%</text:p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IF([.C38]=0; &quot;&quot;;[.D38]/[.C38]-1)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2]);&quot;&quot;;['Previous Year Financials'.A42])" office:value-type="string" office:string-value="Administrative costs" calcext:value-type="string">
            <text:p>Administrative costs</text:p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IF([.C39]=0; &quot;&quot;;[.D39]/[.C39]-1))">
            <text:p/>
          </table:table-cell>
          <table:table-cell table:formula="of:=IF([.A39]=&quot;&quot;;0;SUM([.D40:.D$73])-SUM([.F40:.F$73]))" office:value-type="float" office:value="94550" calcext:value-type="float">
            <text:p>94550</text:p>
          </table:table-cell>
          <table:table-cell/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 office:value-type="string" office:string-value="Managing agent fees" calcext:value-type="string">
            <text:p>Managing agent fees</text:p>
          </table:table-cell>
          <table:table-cell table:formula="of:=IF(ISBLANK(['Previous Year Financials'.C43]);&quot;&quot;;['Previous Year Financials'.C43])" office:value-type="float" office:value="57610" calcext:value-type="float">
            <text:p>R 57,610.00</text:p>
          </table:table-cell>
          <table:table-cell office:value-type="float" office:value="62000" calcext:value-type="float">
            <text:p>R 62,000.00</text:p>
          </table:table-cell>
          <table:table-cell table:formula="of:=IF([.C40]=&quot;&quot;; IF([.D40]=0;&quot;&quot;; &quot;You should not specify an amount.&quot;); IF([.C40]=0; &quot;&quot;;[.D40]/[.C40]-1))" office:value-type="percentage" office:value="0.0762020482555112" calcext:value-type="percentage">
            <text:p>7.6%</text:p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 office:value-type="string" office:string-value="Storage" calcext:value-type="string">
            <text:p>Storage</text:p>
          </table:table-cell>
          <table:table-cell table:formula="of:=IF(ISBLANK(['Previous Year Financials'.C44]);&quot;&quot;;['Previous Year Financials'.C44])" office:value-type="float" office:value="684" calcext:value-type="float">
            <text:p>R 684.00</text:p>
          </table:table-cell>
          <table:table-cell office:value-type="float" office:value="750" calcext:value-type="float">
            <text:p>R 750.00</text:p>
          </table:table-cell>
          <table:table-cell table:formula="of:=IF([.C41]=&quot;&quot;; IF([.D41]=0;&quot;&quot;; &quot;You should not specify an amount.&quot;); IF([.C41]=0; &quot;&quot;;[.D41]/[.C41]-1))" office:value-type="percentage" office:value="0.0964912280701755" calcext:value-type="percentage">
            <text:p>9.6%</text:p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 office:value-type="string" office:string-value="Post and telephone" calcext:value-type="string">
            <text:p>Post and telephone</text:p>
          </table:table-cell>
          <table:table-cell table:formula="of:=IF(ISBLANK(['Previous Year Financials'.C45]);&quot;&quot;;['Previous Year Financials'.C45])" office:value-type="float" office:value="14870" calcext:value-type="float">
            <text:p>R 14,870.00</text:p>
          </table:table-cell>
          <table:table-cell office:value-type="float" office:value="14000" calcext:value-type="float">
            <text:p>R 14,000.00</text:p>
          </table:table-cell>
          <table:table-cell table:formula="of:=IF([.C42]=&quot;&quot;; IF([.D42]=0;&quot;&quot;; &quot;You should not specify an amount.&quot;); IF([.C42]=0; &quot;&quot;;[.D42]/[.C42]-1))" office:value-type="percentage" office:value="-0.0585070611970411" calcext:value-type="percentage">
            <text:p>-5.9%</text:p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  <table:table-cell office:value-type="string" calcext:value-type="string">
            <text:p>We got rid of our fixed line with the new intercom</text:p>
          </table:table-cell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 office:value-type="string" office:string-value="Bank charges" calcext:value-type="string">
            <text:p>Bank charges</text:p>
          </table:table-cell>
          <table:table-cell table:formula="of:=IF(ISBLANK(['Previous Year Financials'.C46]);&quot;&quot;;['Previous Year Financials'.C46])" office:value-type="float" office:value="2924" calcext:value-type="float">
            <text:p>R 2,924.00</text:p>
          </table:table-cell>
          <table:table-cell office:value-type="float" office:value="3100" calcext:value-type="float">
            <text:p>R 3,100.00</text:p>
          </table:table-cell>
          <table:table-cell table:formula="of:=IF([.C43]=&quot;&quot;; IF([.D43]=0;&quot;&quot;; &quot;You should not specify an amount.&quot;); IF([.C43]=0; &quot;&quot;;[.D43]/[.C43]-1))" office:value-type="percentage" office:value="0.0601915184678523" calcext:value-type="percentage">
            <text:p>6.0%</text:p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 office:value-type="string" office:string-value="Accounting &amp; Auditing" calcext:value-type="string">
            <text:p>Accounting &amp; Auditing</text:p>
          </table:table-cell>
          <table:table-cell table:formula="of:=IF(ISBLANK(['Previous Year Financials'.C47]);&quot;&quot;;['Previous Year Financials'.C47])" office:value-type="float" office:value="11650" calcext:value-type="float">
            <text:p>R 11,650.00</text:p>
          </table:table-cell>
          <table:table-cell office:value-type="float" office:value="14000" calcext:value-type="float">
            <text:p>R 14,000.00</text:p>
          </table:table-cell>
          <table:table-cell table:formula="of:=IF([.C44]=&quot;&quot;; IF([.D44]=0;&quot;&quot;; &quot;You should not specify an amount.&quot;); IF([.C44]=0; &quot;&quot;;[.D44]/[.C44]-1))" office:value-type="percentage" office:value="0.201716738197425" calcext:value-type="percentage">
            <text:p>20.2%</text:p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 office:value-type="string" office:string-value="Venue Hire" calcext:value-type="string">
            <text:p>Venue Hire</text:p>
          </table:table-cell>
          <table:table-cell table:formula="of:=IF(ISBLANK(['Previous Year Financials'.C48]);&quot;&quot;;['Previous Year Financials'.C48])" office:value-type="float" office:value="700" calcext:value-type="float">
            <text:p>R 700.00</text:p>
          </table:table-cell>
          <table:table-cell office:value-type="float" office:value="700" calcext:value-type="float">
            <text:p>R 700.00</text:p>
          </table:table-cell>
          <table:table-cell table:formula="of:=IF([.C45]=&quot;&quot;; IF([.D45]=0;&quot;&quot;; &quot;You should not specify an amount.&quot;); IF([.C45]=0; &quot;&quot;;[.D45]/[.C45]-1))" office:value-type="percentage" office:value="0" calcext:value-type="percentage">
            <text:p>0.0%</text:p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9]);&quot;&quot;;['Previous Year Financials'.A49])" office:value-type="string" office:string-value="Insurance" calcext:value-type="string">
            <text:p>Insurance</text:p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IF([.C46]=0; &quot;&quot;;[.D46]/[.C46]-1))">
            <text:p/>
          </table:table-cell>
          <table:table-cell table:formula="of:=IF([.A46]=&quot;&quot;;0;SUM([.D47:.D$73])-SUM([.F47:.F$73]))" office:value-type="float" office:value="71000" calcext:value-type="float">
            <text:p>71000</text:p>
          </table:table-cell>
          <table:table-cell/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 office:value-type="string" office:string-value="Premiums" calcext:value-type="string">
            <text:p>Premiums</text:p>
          </table:table-cell>
          <table:table-cell table:formula="of:=IF(ISBLANK(['Previous Year Financials'.C50]);&quot;&quot;;['Previous Year Financials'.C50])" office:value-type="float" office:value="65329" calcext:value-type="float">
            <text:p>R 65,329.00</text:p>
          </table:table-cell>
          <table:table-cell office:value-type="float" office:value="71000" calcext:value-type="float">
            <text:p>R 71,000.00</text:p>
          </table:table-cell>
          <table:table-cell table:formula="of:=IF([.C47]=&quot;&quot;; IF([.D47]=0;&quot;&quot;; &quot;You should not specify an amount.&quot;); IF([.C47]=0; &quot;&quot;;[.D47]/[.C47]-1))" office:value-type="percentage" office:value="0.0868067780005817" calcext:value-type="percentage">
            <text:p>8.7%</text:p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IF([.C48]=0; &quot;&quot;;[.D48]/[.C48]-1)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2]);&quot;&quot;;['Previous Year Financials'.A52])" office:value-type="string" office:string-value="Gardens &amp; Cleaning" calcext:value-type="string">
            <text:p>Gardens &amp; Cleaning</text:p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IF([.C49]=0; &quot;&quot;;[.D49]/[.C49]-1))">
            <text:p/>
          </table:table-cell>
          <table:table-cell table:formula="of:=IF([.A49]=&quot;&quot;;0;SUM([.D50:.D$73])-SUM([.F50:.F$73]))" office:value-type="float" office:value="166700" calcext:value-type="float">
            <text:p>166700</text:p>
          </table:table-cell>
          <table:table-cell/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 office:value-type="string" office:string-value="Contract" calcext:value-type="string">
            <text:p>Contract</text:p>
          </table:table-cell>
          <table:table-cell table:formula="of:=IF(ISBLANK(['Previous Year Financials'.C53]);&quot;&quot;;['Previous Year Financials'.C53])" office:value-type="float" office:value="81426" calcext:value-type="float">
            <text:p>R 81,426.00</text:p>
          </table:table-cell>
          <table:table-cell office:value-type="float" office:value="84000" calcext:value-type="float">
            <text:p>R 84,000.00</text:p>
          </table:table-cell>
          <table:table-cell table:formula="of:=IF([.C50]=&quot;&quot;; IF([.D50]=0;&quot;&quot;; &quot;You should not specify an amount.&quot;); IF([.C50]=0; &quot;&quot;;[.D50]/[.C50]-1))" office:value-type="percentage" office:value="0.0316115245744601" calcext:value-type="percentage">
            <text:p>3.2%</text:p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 office:value-type="string" office:string-value="Supplies" calcext:value-type="string">
            <text:p>Supplies</text:p>
          </table:table-cell>
          <table:table-cell table:formula="of:=IF(ISBLANK(['Previous Year Financials'.C54]);&quot;&quot;;['Previous Year Financials'.C54])" office:value-type="float" office:value="3370" calcext:value-type="float">
            <text:p>R 3,370.00</text:p>
          </table:table-cell>
          <table:table-cell office:value-type="float" office:value="3600" calcext:value-type="float">
            <text:p>R 3,600.00</text:p>
          </table:table-cell>
          <table:table-cell table:formula="of:=IF([.C51]=&quot;&quot;; IF([.D51]=0;&quot;&quot;; &quot;You should not specify an amount.&quot;); IF([.C51]=0; &quot;&quot;;[.D51]/[.C51]-1))" office:value-type="percentage" office:value="0.0682492581602374" calcext:value-type="percentage">
            <text:p>6.8%</text:p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 office:value-type="string" office:string-value="Gardener" calcext:value-type="string">
            <text:p>Gardener</text:p>
          </table:table-cell>
          <table:table-cell table:formula="of:=IF(ISBLANK(['Previous Year Financials'.C55]);&quot;&quot;;['Previous Year Financials'.C55])" office:value-type="float" office:value="32335" calcext:value-type="float">
            <text:p>R 32,335.00</text:p>
          </table:table-cell>
          <table:table-cell office:value-type="float" office:value="52000" calcext:value-type="float">
            <text:p>R 52,000.00</text:p>
          </table:table-cell>
          <table:table-cell table:formula="of:=IF([.C52]=&quot;&quot;; IF([.D52]=0;&quot;&quot;; &quot;You should not specify an amount.&quot;); IF([.C52]=0; &quot;&quot;;[.D52]/[.C52]-1))" office:value-type="percentage" office:value="0.60816452760167" calcext:value-type="percentage">
            <text:p>60.8%</text:p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  <table:table-cell office:value-type="string" calcext:value-type="string">
            <text:p>Thabo's remuneration was increased by R1,000/month (~78%)</text:p>
          </table:table-cell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 office:value-type="string" office:string-value="Cleaning" calcext:value-type="string">
            <text:p>Cleaning</text:p>
          </table:table-cell>
          <table:table-cell table:formula="of:=IF(ISBLANK(['Previous Year Financials'.C56]);&quot;&quot;;['Previous Year Financials'.C56])" office:value-type="float" office:value="9905" calcext:value-type="float">
            <text:p>R 9,905.00</text:p>
          </table:table-cell>
          <table:table-cell office:value-type="float" office:value="10600" calcext:value-type="float">
            <text:p>R 10,600.00</text:p>
          </table:table-cell>
          <table:table-cell table:formula="of:=IF([.C53]=&quot;&quot;; IF([.D53]=0;&quot;&quot;; &quot;You should not specify an amount.&quot;); IF([.C53]=0; &quot;&quot;;[.D53]/[.C53]-1))" office:value-type="percentage" office:value="0.0701665825340736" calcext:value-type="percentage">
            <text:p>7.0%</text:p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 office:value-type="string" office:string-value="Irrigation system" calcext:value-type="string">
            <text:p>Irrigation system</text:p>
          </table:table-cell>
          <table:table-cell table:formula="of:=IF(ISBLANK(['Previous Year Financials'.C57]);&quot;&quot;;['Previous Year Financials'.C57])" office:value-type="float" office:value="7650" calcext:value-type="float">
            <text:p>R 7,650.00</text:p>
          </table:table-cell>
          <table:table-cell office:value-type="float" office:value="5000" calcext:value-type="float">
            <text:p>R 5,000.00</text:p>
          </table:table-cell>
          <table:table-cell table:formula="of:=IF([.C54]=&quot;&quot;; IF([.D54]=0;&quot;&quot;; &quot;You should not specify an amount.&quot;); IF([.C54]=0; &quot;&quot;;[.D54]/[.C54]-1))" office:value-type="percentage" office:value="-0.34640522875817" calcext:value-type="percentage">
            <text:p>-34.6%</text:p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  <table:table-cell office:value-type="string" calcext:value-type="string">
            <text:p>Large expenses will come out of the reserve fund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 office:value-type="string" office:string-value="Staff welfare" calcext:value-type="string">
            <text:p>Staff welfare</text:p>
          </table:table-cell>
          <table:table-cell table:formula="of:=IF(ISBLANK(['Previous Year Financials'.C58]);&quot;&quot;;['Previous Year Financials'.C58])" office:value-type="float" office:value="12085" calcext:value-type="float">
            <text:p>R 12,085.00</text:p>
          </table:table-cell>
          <table:table-cell office:value-type="float" office:value="11500" calcext:value-type="float">
            <text:p>R 11,500.00</text:p>
          </table:table-cell>
          <table:table-cell table:formula="of:=IF([.C55]=&quot;&quot;; IF([.D55]=0;&quot;&quot;; &quot;You should not specify an amount.&quot;); IF([.C55]=0; &quot;&quot;;[.D55]/[.C55]-1))" office:value-type="percentage" office:value="-0.0484071162598262" calcext:value-type="percentage">
            <text:p>-4.8%</text:p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  <table:table-cell office:value-type="string" calcext:value-type="string">
            <text:p>There was an exceptional expense of R3,000 for a work permit</text:p>
          </table:table-cell>
        </table:table-row>
        <table:table-row table:style-name="ro3">
          <table:table-cell table:formula="of:=IF(ISBLANK(['Previous Year Financials'.A59]);&quot;&quot;;['Previous Year Financials'.A59])" office:value-type="string" office:string-value="Home Owner' Association" calcext:value-type="string">
            <text:p>Home Owner' Association</text:p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IF([.C56]=0; &quot;&quot;;[.D56]/[.C56]-1))">
            <text:p/>
          </table:table-cell>
          <table:table-cell table:formula="of:=IF([.A56]=&quot;&quot;;0;SUM([.D57:.D$73])-SUM([.F57:.F$73]))" office:value-type="float" office:value="27258" calcext:value-type="float">
            <text:p>27258</text:p>
          </table:table-cell>
          <table:table-cell/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 office:value-type="string" office:string-value="Levies" calcext:value-type="string">
            <text:p>Levies</text:p>
          </table:table-cell>
          <table:table-cell table:formula="of:=IF(ISBLANK(['Previous Year Financials'.C60]);&quot;&quot;;['Previous Year Financials'.C60])" office:value-type="float" office:value="27258" calcext:value-type="float">
            <text:p>R 27,258.00</text:p>
          </table:table-cell>
          <table:table-cell office:value-type="float" office:value="27258" calcext:value-type="float">
            <text:p>R 27,258.00</text:p>
          </table:table-cell>
          <table:table-cell table:formula="of:=IF([.C57]=&quot;&quot;; IF([.D57]=0;&quot;&quot;; &quot;You should not specify an amount.&quot;); IF([.C57]=0; &quot;&quot;;[.D57]/[.C57]-1))" office:value-type="percentage" office:value="0" calcext:value-type="percentage">
            <text:p>0.0%</text:p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IF([.C58]=0; &quot;&quot;;[.D58]/[.C58]-1)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2]);&quot;&quot;;['Previous Year Financials'.A62])" office:value-type="string" office:string-value="Legal" calcext:value-type="string">
            <text:p>Legal</text:p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IF([.C59]=0; &quot;&quot;;[.D59]/[.C59]-1))">
            <text:p/>
          </table:table-cell>
          <table:table-cell table:formula="of:=IF([.A59]=&quot;&quot;;0;SUM([.D60:.D$73])-SUM([.F60:.F$73]))" office:value-type="float" office:value="4300" calcext:value-type="float">
            <text:p>4300</text:p>
          </table:table-cell>
          <table:table-cell/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 office:value-type="string" office:string-value="Fees" calcext:value-type="string">
            <text:p>Fees</text:p>
          </table:table-cell>
          <table:table-cell table:formula="of:=IF(ISBLANK(['Previous Year Financials'.C63]);&quot;&quot;;['Previous Year Financials'.C63])" office:value-type="float" office:value="3886" calcext:value-type="float">
            <text:p>R 3,886.00</text:p>
          </table:table-cell>
          <table:table-cell office:value-type="float" office:value="4300" calcext:value-type="float">
            <text:p>R 4,300.00</text:p>
          </table:table-cell>
          <table:table-cell table:formula="of:=IF([.C60]=&quot;&quot;; IF([.D60]=0;&quot;&quot;; &quot;You should not specify an amount.&quot;); IF([.C60]=0; &quot;&quot;;[.D60]/[.C60]-1))" office:value-type="percentage" office:value="0.106536284096758" calcext:value-type="percentage">
            <text:p>10.7%</text:p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IF([.C61]=0; &quot;&quot;;[.D61]/[.C61]-1)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IF([.C62]=0; &quot;&quot;;[.D62]/[.C62]-1)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IF([.C63]=0; &quot;&quot;;[.D63]/[.C63]-1)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IF([.C64]=0; &quot;&quot;;[.D64]/[.C64]-1)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IF([.C65]=0; &quot;&quot;;[.D65]/[.C65]-1)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IF([.C66]=0; &quot;&quot;;[.D66]/[.C66]-1)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IF([.C67]=0; &quot;&quot;;[.D67]/[.C67]-1)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IF([.C68]=0; &quot;&quot;;[.D68]/[.C68]-1)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IF([.C69]=0; &quot;&quot;;[.D69]/[.C69]-1)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IF([.C70]=0; &quot;&quot;;[.D70]/[.C70]-1)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IF([.C71]=0; &quot;&quot;;[.D71]/[.C71]-1)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IF([.C72]=0; &quot;&quot;;[.D72]/[.C72]-1)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IF([.C73]=0; &quot;&quot;;[.D73]/[.C73]-1)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  <table:table-cell/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841525" calcext:value-type="float">
            <text:p>841525</text:p>
          </table:table-cell>
          <table:table-cell table:style-name="Default" table:formula="of:=SUM([.D14:.D73])" office:value-type="float" office:value="815758" calcext:value-type="float">
            <text:p>815758</text:p>
          </table:table-cell>
          <table:table-cell table:style-name="Default" table:formula="of:=IF([.C74]=&quot;&quot;; &quot;&quot;; [.D74]/[.C74]-1)" office:value-type="float" office:value="-0.0306194111880217" calcext:value-type="float">
            <text:p>-0.0306194112</text:p>
          </table:table-cell>
          <table:table-cell table:formula="of:=SUM([.F14:.F73])" office:value-type="float" office:value="815758" calcext:value-type="float">
            <text:p>815758</text:p>
          </table:table-cell>
          <table:table-cell/>
        </table:table-row>
      </table:table>
      <table:table table:name="Budget Summary" table:style-name="ta1" table:protected="true">
        <loext:table-protection loext:select-unprotected-cells="true"/>
        <table:table-column table:style-name="co10" table:default-cell-style-name="ce41"/>
        <table:table-column table:style-name="co11" table:default-cell-style-name="ce29"/>
        <table:table-column table:style-name="co12" table:default-cell-style-name="ce42"/>
        <table:table-column table:style-name="co13" table:default-cell-style-name="ce41"/>
        <table:table-column table:style-name="co13" table:visibility="collapse" table:default-cell-style-name="ce41"/>
        <table:table-column table:style-name="co14" table:default-cell-style-name="ce42"/>
        <table:table-column table:style-name="co15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4" table:number-rows-spanned="1">
            <text:p>A worksheet summarizing the most important points of the budget.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40" office:value-type="string" calcext:value-type="string">
            <text:p>Budget Summary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31" table:formula="of:=['Budget Planner'.D74]" office:value-type="currency" office:currency="ZAR" office:value="815758" calcext:value-type="currency">
            <text:p>R 815,758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31" table:formula="of:=['Budget Planner'.C74]" office:value-type="currency" office:currency="ZAR" office:value="841525" calcext:value-type="currency">
            <text:p>R 841,525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7" table:formula="of:=[.B7]/[.B8]-1" office:value-type="percentage" office:value="-0.0306194111880217" calcext:value-type="percentage">
            <text:p>-3.1%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40" office:value-type="string" calcext:value-type="string">
            <text:p>Expenses by category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43"/>
          <table:table-cell table:style-name="ce43" office:value-type="string" calcext:value-type="string">
            <text:p>Previous year</text:p>
          </table:table-cell>
          <table:table-cell table:style-name="ce16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7])" office:value-type="float" office:value="119000" calcext:value-type="float">
            <text:p>R 119,000.00</text:p>
          </table:table-cell>
          <table:table-cell table:formula="of:=[.B13]/[.$B$7]" office:value-type="float" office:value="0.145876595755114" calcext:value-type="float">
            <text:p>14.6%</text:p>
          </table:table-cell>
          <table:table-cell/>
          <table:table-cell table:formula="of:=INDEX(['Previous Year Financials'.E$17:'Previous Year Financials'.E$186];['Previous Year Financials'.I17])" office:value-type="float" office:value="189891" calcext:value-type="float">
            <text:p>189891.00</text:p>
          </table:table-cell>
          <table:table-cell table:formula="of:=IF([.B13]&lt;&gt;0;IF([.E13]&lt;&gt;0;[.B13]/[.E13]-1;&quot;&quot;);&quot;&quot;)" office:value-type="float" office:value="-0.373324696799743" calcext:value-type="float">
            <text:p>-37.3%</text:p>
          </table:table-cell>
          <table:table-cell table:style-name="ce44" table:formula="of:=IF(['Previous Year Financials'.B13]&lt;&gt;&quot;Yes&quot;; &quot;The &quot; &amp;['Previous Year Financials'.B14] &amp; &quot; figures had not been audited&quot;; &quot;&quot;)" office:value-type="string" office:string-value="The 2017 figures had not been audited" calcext:value-type="string">
            <text:p>The 2017 figures had not been audited</text:p>
          </table:table-cell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8])" office:value-type="string" office:string-value="Utilities" calcext:value-type="string">
            <text:p>Utilities</text:p>
          </table:table-cell>
          <table:table-cell table:formula="of:=INDEX(['Budget Planner'.F$14:'Budget Planner'.F$181];['Previous Year Financials'.I18])" office:value-type="float" office:value="182000" calcext:value-type="float">
            <text:p>R 182,000.00</text:p>
          </table:table-cell>
          <table:table-cell table:formula="of:=[.B14]/[.$B$7]" office:value-type="float" office:value="0.223105381743115" calcext:value-type="float">
            <text:p>22.3%</text:p>
          </table:table-cell>
          <table:table-cell/>
          <table:table-cell table:formula="of:=INDEX(['Previous Year Financials'.E$17:'Previous Year Financials'.E$186];['Previous Year Financials'.I18])" office:value-type="float" office:value="147480" calcext:value-type="float">
            <text:p>147480.00</text:p>
          </table:table-cell>
          <table:table-cell table:formula="of:=IF([.B14]&lt;&gt;0;IF([.E14]&lt;&gt;0;[.B14]/[.E14]-1;&quot;&quot;);&quot;&quot;)" office:value-type="float" office:value="0.234065636018443" calcext:value-type="float">
            <text:p>23.4%</text:p>
          </table:table-cell>
          <table:table-cell table:style-name="ce44" table:formula="of:=IF(['Previous Year Financials'.B13]&lt;&gt;&quot;Yes&quot;; &quot;when the budget was prepared.&quot;; &quot;&quot;)" office:value-type="string" office:string-value="when the budget was prepared." calcext:value-type="string">
            <text:p>when the budget was prepared.</text:p>
          </table:table-cell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9])" office:value-type="string" office:string-value="Security" calcext:value-type="string">
            <text:p>Security</text:p>
          </table:table-cell>
          <table:table-cell table:formula="of:=INDEX(['Budget Planner'.F$14:'Budget Planner'.F$181];['Previous Year Financials'.I19])" office:value-type="float" office:value="33950" calcext:value-type="float">
            <text:p>R 33,950.00</text:p>
          </table:table-cell>
          <table:table-cell table:formula="of:=[.B15]/[.$B$7]" office:value-type="float" office:value="0.0416177346713118" calcext:value-type="float">
            <text:p>4.2%</text:p>
          </table:table-cell>
          <table:table-cell/>
          <table:table-cell table:formula="of:=INDEX(['Previous Year Financials'.E$17:'Previous Year Financials'.E$186];['Previous Year Financials'.I19])" office:value-type="float" office:value="75248" calcext:value-type="float">
            <text:p>75248.00</text:p>
          </table:table-cell>
          <table:table-cell table:formula="of:=IF([.B15]&lt;&gt;0;IF([.E15]&lt;&gt;0;[.B15]/[.E15]-1;&quot;&quot;);&quot;&quot;)" office:value-type="float" office:value="-0.548825217945992" calcext:value-type="float">
            <text:p>-54.9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string" office:string-value="Employee costs" calcext:value-type="string">
            <text:p>Employee costs</text:p>
          </table:table-cell>
          <table:table-cell table:formula="of:=INDEX(['Budget Planner'.F$14:'Budget Planner'.F$181];['Previous Year Financials'.I20])" office:value-type="float" office:value="117000" calcext:value-type="float">
            <text:p>R 117,000.00</text:p>
          </table:table-cell>
          <table:table-cell table:formula="of:=[.B16]/[.$B$7]" office:value-type="float" office:value="0.143424888263431" calcext:value-type="float">
            <text:p>14.3%</text:p>
          </table:table-cell>
          <table:table-cell/>
          <table:table-cell table:formula="of:=INDEX(['Previous Year Financials'.E$17:'Previous Year Financials'.E$186];['Previous Year Financials'.I20])" office:value-type="float" office:value="97224" calcext:value-type="float">
            <text:p>97224.00</text:p>
          </table:table-cell>
          <table:table-cell table:formula="of:=IF([.B16]&lt;&gt;0;IF([.E16]&lt;&gt;0;[.B16]/[.E16]-1;&quot;&quot;);&quot;&quot;)" office:value-type="float" office:value="0.203406566279931" calcext:value-type="float">
            <text:p>20.3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string" office:string-value="Administrative costs" calcext:value-type="string">
            <text:p>Administrative costs</text:p>
          </table:table-cell>
          <table:table-cell table:formula="of:=INDEX(['Budget Planner'.F$14:'Budget Planner'.F$181];['Previous Year Financials'.I21])" office:value-type="float" office:value="94550" calcext:value-type="float">
            <text:p>R 94,550.00</text:p>
          </table:table-cell>
          <table:table-cell table:formula="of:=[.B17]/[.$B$7]" office:value-type="float" office:value="0.115904471669294" calcext:value-type="float">
            <text:p>11.6%</text:p>
          </table:table-cell>
          <table:table-cell/>
          <table:table-cell table:formula="of:=INDEX(['Previous Year Financials'.E$17:'Previous Year Financials'.E$186];['Previous Year Financials'.I21])" office:value-type="float" office:value="88438" calcext:value-type="float">
            <text:p>88438.00</text:p>
          </table:table-cell>
          <table:table-cell table:formula="of:=IF([.B17]&lt;&gt;0;IF([.E17]&lt;&gt;0;[.B17]/[.E17]-1;&quot;&quot;);&quot;&quot;)" office:value-type="float" office:value="0.0691105633325042" calcext:value-type="float">
            <text:p>6.9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string" office:string-value="Insurance" calcext:value-type="string">
            <text:p>Insurance</text:p>
          </table:table-cell>
          <table:table-cell table:formula="of:=INDEX(['Budget Planner'.F$14:'Budget Planner'.F$181];['Previous Year Financials'.I22])" office:value-type="float" office:value="71000" calcext:value-type="float">
            <text:p>R 71,000.00</text:p>
          </table:table-cell>
          <table:table-cell table:formula="of:=[.B18]/[.$B$7]" office:value-type="float" office:value="0.0870356159547317" calcext:value-type="float">
            <text:p>8.7%</text:p>
          </table:table-cell>
          <table:table-cell/>
          <table:table-cell table:formula="of:=INDEX(['Previous Year Financials'.E$17:'Previous Year Financials'.E$186];['Previous Year Financials'.I22])" office:value-type="float" office:value="65329" calcext:value-type="float">
            <text:p>65329.00</text:p>
          </table:table-cell>
          <table:table-cell table:formula="of:=IF([.B18]&lt;&gt;0;IF([.E18]&lt;&gt;0;[.B18]/[.E18]-1;&quot;&quot;);&quot;&quot;)" office:value-type="float" office:value="0.0868067780005817" calcext:value-type="float">
            <text:p>8.7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string" office:string-value="Gardens &amp; Cleaning" calcext:value-type="string">
            <text:p>Gardens &amp; Cleaning</text:p>
          </table:table-cell>
          <table:table-cell table:formula="of:=INDEX(['Budget Planner'.F$14:'Budget Planner'.F$181];['Previous Year Financials'.I23])" office:value-type="float" office:value="166700" calcext:value-type="float">
            <text:p>R 166,700.00</text:p>
          </table:table-cell>
          <table:table-cell table:formula="of:=[.B19]/[.$B$7]" office:value-type="float" office:value="0.204349819431743" calcext:value-type="float">
            <text:p>20.4%</text:p>
          </table:table-cell>
          <table:table-cell/>
          <table:table-cell table:formula="of:=INDEX(['Previous Year Financials'.E$17:'Previous Year Financials'.E$186];['Previous Year Financials'.I23])" office:value-type="float" office:value="146771" calcext:value-type="float">
            <text:p>146771.00</text:p>
          </table:table-cell>
          <table:table-cell table:formula="of:=IF([.B19]&lt;&gt;0;IF([.E19]&lt;&gt;0;[.B19]/[.E19]-1;&quot;&quot;);&quot;&quot;)" office:value-type="float" office:value="0.135782954398348" calcext:value-type="float">
            <text:p>13.6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string" office:string-value="Home Owner' Association" calcext:value-type="string">
            <text:p>Home Owner' Association</text:p>
          </table:table-cell>
          <table:table-cell table:formula="of:=INDEX(['Budget Planner'.F$14:'Budget Planner'.F$181];['Previous Year Financials'.I24])" office:value-type="float" office:value="27258" calcext:value-type="float">
            <text:p>R 27,258.00</text:p>
          </table:table-cell>
          <table:table-cell table:formula="of:=[.B20]/[.$B$7]" office:value-type="float" office:value="0.0334143214041419" calcext:value-type="float">
            <text:p>3.3%</text:p>
          </table:table-cell>
          <table:table-cell/>
          <table:table-cell table:formula="of:=INDEX(['Previous Year Financials'.E$17:'Previous Year Financials'.E$186];['Previous Year Financials'.I24])" office:value-type="float" office:value="27258" calcext:value-type="float">
            <text:p>27258.00</text:p>
          </table:table-cell>
          <table:table-cell table:formula="of:=IF([.B20]&lt;&gt;0;IF([.E20]&lt;&gt;0;[.B20]/[.E20]-1;&quot;&quot;);&quot;&quot;)" office:value-type="float" office:value="0" calcext:value-type="float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string" office:string-value="Legal" calcext:value-type="string">
            <text:p>Legal</text:p>
          </table:table-cell>
          <table:table-cell table:formula="of:=INDEX(['Budget Planner'.F$14:'Budget Planner'.F$181];['Previous Year Financials'.I25])" office:value-type="float" office:value="4300" calcext:value-type="float">
            <text:p>R 4,300.00</text:p>
          </table:table-cell>
          <table:table-cell table:formula="of:=[.B21]/[.$B$7]" office:value-type="float" office:value="0.00527117110711755" calcext:value-type="float">
            <text:p>0.5%</text:p>
          </table:table-cell>
          <table:table-cell/>
          <table:table-cell table:formula="of:=INDEX(['Previous Year Financials'.E$17:'Previous Year Financials'.E$186];['Previous Year Financials'.I25])" office:value-type="float" office:value="3886" calcext:value-type="float">
            <text:p>3886.00</text:p>
          </table:table-cell>
          <table:table-cell table:formula="of:=IF([.B21]&lt;&gt;0;IF([.E21]&lt;&gt;0;[.B21]/[.E21]-1;&quot;&quot;);&quot;&quot;)" office:value-type="float" office:value="0.106536284096758" calcext:value-type="float">
            <text:p>10.7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2]&lt;&gt;0;IF([.E22]&lt;&gt;0;[.B22]/[.E2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3]&lt;&gt;0;IF([.E23]&lt;&gt;0;[.B23]/[.E2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4]&lt;&gt;0;IF([.E24]&lt;&gt;0;[.B24]/[.E2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5]&lt;&gt;0;IF([.E25]&lt;&gt;0;[.B25]/[.E2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6]&lt;&gt;0;IF([.E26]&lt;&gt;0;[.B26]/[.E2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7]&lt;&gt;0;IF([.E27]&lt;&gt;0;[.B27]/[.E2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8]&lt;&gt;0;IF([.E28]&lt;&gt;0;[.B28]/[.E2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29]&lt;&gt;0;IF([.E29]&lt;&gt;0;[.B29]/[.E2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0]&lt;&gt;0;IF([.E30]&lt;&gt;0;[.B30]/[.E3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1]&lt;&gt;0;IF([.E31]&lt;&gt;0;[.B31]/[.E3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2]&lt;&gt;0;IF([.E32]&lt;&gt;0;[.B32]/[.E3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3]&lt;&gt;0;IF([.E33]&lt;&gt;0;[.B33]/[.E3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4]&lt;&gt;0;IF([.E34]&lt;&gt;0;[.B34]/[.E3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5]&lt;&gt;0;IF([.E35]&lt;&gt;0;[.B35]/[.E3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6]&lt;&gt;0;IF([.E36]&lt;&gt;0;[.B36]/[.E3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7]&lt;&gt;0;IF([.E37]&lt;&gt;0;[.B37]/[.E3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8]&lt;&gt;0;IF([.E38]&lt;&gt;0;[.B38]/[.E3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39]&lt;&gt;0;IF([.E39]&lt;&gt;0;[.B39]/[.E3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0]&lt;&gt;0;IF([.E40]&lt;&gt;0;[.B40]/[.E4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1]&lt;&gt;0;IF([.E41]&lt;&gt;0;[.B41]/[.E4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2]&lt;&gt;0;IF([.E42]&lt;&gt;0;[.B42]/[.E4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3]&lt;&gt;0;IF([.E43]&lt;&gt;0;[.B43]/[.E4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4]&lt;&gt;0;IF([.E44]&lt;&gt;0;[.B44]/[.E4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5]&lt;&gt;0;IF([.E45]&lt;&gt;0;[.B45]/[.E4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6]&lt;&gt;0;IF([.E46]&lt;&gt;0;[.B46]/[.E4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7]&lt;&gt;0;IF([.E47]&lt;&gt;0;[.B47]/[.E4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8]&lt;&gt;0;IF([.E48]&lt;&gt;0;[.B48]/[.E4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49]&lt;&gt;0;IF([.E49]&lt;&gt;0;[.B49]/[.E4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0]&lt;&gt;0;IF([.E50]&lt;&gt;0;[.B50]/[.E5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1]&lt;&gt;0;IF([.E51]&lt;&gt;0;[.B51]/[.E5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2]&lt;&gt;0;IF([.E52]&lt;&gt;0;[.B52]/[.E5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3]&lt;&gt;0;IF([.E53]&lt;&gt;0;[.B53]/[.E5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4]&lt;&gt;0;IF([.E54]&lt;&gt;0;[.B54]/[.E5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5]&lt;&gt;0;IF([.E55]&lt;&gt;0;[.B55]/[.E5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6]&lt;&gt;0;IF([.E56]&lt;&gt;0;[.B56]/[.E5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7]&lt;&gt;0;IF([.E57]&lt;&gt;0;[.B57]/[.E5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8]&lt;&gt;0;IF([.E58]&lt;&gt;0;[.B58]/[.E5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59]&lt;&gt;0;IF([.E59]&lt;&gt;0;[.B59]/[.E5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0]&lt;&gt;0;IF([.E60]&lt;&gt;0;[.B60]/[.E6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1]&lt;&gt;0;IF([.E61]&lt;&gt;0;[.B61]/[.E6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2]&lt;&gt;0;IF([.E62]&lt;&gt;0;[.B62]/[.E6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3]&lt;&gt;0;IF([.E63]&lt;&gt;0;[.B63]/[.E6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4]&lt;&gt;0;IF([.E64]&lt;&gt;0;[.B64]/[.E6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5]&lt;&gt;0;IF([.E65]&lt;&gt;0;[.B65]/[.E6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6]&lt;&gt;0;IF([.E66]&lt;&gt;0;[.B66]/[.E6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7]&lt;&gt;0;IF([.E67]&lt;&gt;0;[.B67]/[.E6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8]&lt;&gt;0;IF([.E68]&lt;&gt;0;[.B68]/[.E6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69]&lt;&gt;0;IF([.E69]&lt;&gt;0;[.B69]/[.E6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0]&lt;&gt;0;IF([.E70]&lt;&gt;0;[.B70]/[.E7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1]&lt;&gt;0;IF([.E71]&lt;&gt;0;[.B71]/[.E71]-1;&quot;&quot;)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41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9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3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3">
      <number:number number:min-integer-digits="1"/>
      <number:text/>
      <style:map style:condition="value()&gt;0" style:apply-style-name="N143P0"/>
      <style:map style:condition="value()&lt;0" style:apply-style-name="N143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08:45:33.801652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7-13T08:45:52.699818705</dc:date>
    <meta:editing-duration>PT10H45M29S</meta:editing-duration>
    <meta:editing-cycles>51</meta:editing-cycles>
    <meta:generator>LibreOffice/5.0.6.2$Linux_X86_64 LibreOffice_project/00$Build-2</meta:generator>
    <meta:document-statistic meta:table-count="4" meta:cell-count="1585" meta:object-count="0"/>
  </office:meta>
</office:document-meta>
</file>